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1" fo:language="bg" fo:country="BG"/>
    </style:style>
    <style:style style:name="P3" style:family="paragraph" style:parent-style-name="Table_20_Contents">
      <style:text-properties style:font-name="Arial1" fo:language="bg" fo:country="BG" officeooo:rsid="0041af0f" officeooo:paragraph-rsid="0041af0f"/>
    </style:style>
    <style:style style:name="P4" style:family="paragraph" style:parent-style-name="Table_20_Contents">
      <style:paragraph-properties fo:text-align="end" style:justify-single-word="false"/>
      <style:text-properties style:font-name="Arial1" fo:language="bg" fo:country="BG"/>
    </style:style>
    <style:style style:name="P5" style:family="paragraph" style:parent-style-name="Table_20_Contents">
      <style:paragraph-properties fo:text-align="end" style:justify-single-word="false"/>
      <style:text-properties style:font-name="Arial1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1" fo:language="bg" fo:country="BG" officeooo:paragraph-rsid="005fc665"/>
    </style:style>
    <style:style style:name="P7" style:family="paragraph" style:parent-style-name="Table_20_Contents">
      <style:paragraph-properties fo:text-align="end" style:justify-single-word="false"/>
      <style:text-properties style:font-name="Arial1" fo:language="bg" fo:country="BG" officeooo:paragraph-rsid="00548399"/>
    </style:style>
    <style:style style:name="P8" style:family="paragraph" style:parent-style-name="Table_20_Contents">
      <style:paragraph-properties fo:text-align="end" style:justify-single-word="false"/>
      <style:text-properties style:font-name="Arial1" fo:language="bg" fo:country="BG" officeooo:paragraph-rsid="0013efc4"/>
    </style:style>
    <style:style style:name="P9" style:family="paragraph" style:parent-style-name="Table_20_Contents">
      <style:paragraph-properties fo:text-align="end" style:justify-single-word="false"/>
      <style:text-properties style:font-name="Arial1" fo:language="bg" fo:country="BG" officeooo:paragraph-rsid="004efbc1"/>
    </style:style>
    <style:style style:name="P10" style:family="paragraph" style:parent-style-name="Table_20_Contents">
      <style:paragraph-properties fo:text-align="end" style:justify-single-word="false"/>
      <style:text-properties style:font-name="Arial1" fo:language="bg" fo:country="BG" officeooo:paragraph-rsid="00763bef"/>
    </style:style>
    <style:style style:name="P11" style:family="paragraph" style:parent-style-name="Table_20_Contents">
      <style:text-properties style:font-name="Arial1" fo:language="bg" fo:country="BG" officeooo:rsid="003d846b" officeooo:paragraph-rsid="003d846b"/>
    </style:style>
    <style:style style:name="P12" style:family="paragraph" style:parent-style-name="Table_20_Contents">
      <style:text-properties style:font-name="Arial1" fo:language="bg" fo:country="BG" officeooo:paragraph-rsid="005959e7"/>
    </style:style>
    <style:style style:name="P13" style:family="paragraph" style:parent-style-name="Table_20_Contents">
      <style:text-properties style:font-name="Arial1" fo:language="bg" fo:country="BG" officeooo:paragraph-rsid="0041af0f"/>
    </style:style>
    <style:style style:name="P14" style:family="paragraph" style:parent-style-name="Table_20_Contents">
      <style:text-properties style:font-name="Arial1" fo:language="bg" fo:country="BG" officeooo:paragraph-rsid="0028b3b5"/>
    </style:style>
    <style:style style:name="P15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fc665"/>
    </style:style>
    <style:style style:name="P16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5f5c8"/>
    </style:style>
    <style:style style:name="P17" style:family="paragraph" style:parent-style-name="Table_20_Contents">
      <style:text-properties style:font-name="Arial1" fo:language="bg" fo:country="BG" fo:font-weight="bold"/>
    </style:style>
    <style:style style:name="P18" style:family="paragraph" style:parent-style-name="Table_20_Contents">
      <style:text-properties style:font-name="Arial1" fo:language="bg" fo:country="BG" fo:font-weight="bold" officeooo:rsid="0013efc4" officeooo:paragraph-rsid="0013efc4"/>
    </style:style>
    <style:style style:name="P19" style:family="paragraph" style:parent-style-name="Table_20_Contents">
      <style:text-properties style:font-name="Arial1" fo:language="bg" fo:country="BG" fo:font-weight="bold" officeooo:rsid="0013efc4" officeooo:paragraph-rsid="00763bef"/>
    </style:style>
    <style:style style:name="P20" style:family="paragraph" style:parent-style-name="Table_20_Contents">
      <style:text-properties style:font-name="Arial1" fo:language="bg" fo:country="BG" fo:font-weight="bold" officeooo:rsid="0051b7c3"/>
    </style:style>
    <style:style style:name="P21" style:family="paragraph" style:parent-style-name="Table_20_Contents">
      <style:text-properties style:font-name="Arial1" fo:language="bg" fo:country="BG" fo:font-weight="bold" officeooo:rsid="004efbc1" officeooo:paragraph-rsid="004efbc1"/>
    </style:style>
    <style:style style:name="P22" style:family="paragraph" style:parent-style-name="Table_20_Contents">
      <style:text-properties style:font-name="Arial1" fo:language="bg" fo:country="BG" officeooo:paragraph-rsid="0013efc4"/>
    </style:style>
    <style:style style:name="P23" style:family="paragraph" style:parent-style-name="Table_20_Contents">
      <style:text-properties style:font-name="Arial1" fo:language="bg" fo:country="BG" officeooo:paragraph-rsid="002e8d3a"/>
    </style:style>
    <style:style style:name="P24" style:family="paragraph" style:parent-style-name="Table_20_Contents">
      <style:text-properties style:font-name="Arial1" fo:language="bg" fo:country="BG" officeooo:paragraph-rsid="004efbc1"/>
    </style:style>
    <style:style style:name="P25" style:family="paragraph" style:parent-style-name="Table_20_Contents">
      <style:text-properties style:font-name="Arial1" fo:language="bg" fo:country="BG" officeooo:paragraph-rsid="00763bef"/>
    </style:style>
    <style:style style:name="P26" style:family="paragraph" style:parent-style-name="Table_20_Contents">
      <style:text-properties officeooo:paragraph-rsid="0013efc4"/>
    </style:style>
    <style:style style:name="P27" style:family="paragraph" style:parent-style-name="Table_20_Contents">
      <style:text-properties officeooo:paragraph-rsid="0041af0f"/>
    </style:style>
    <style:style style:name="P28" style:family="paragraph" style:parent-style-name="Table_20_Contents">
      <style:text-properties officeooo:paragraph-rsid="004efbc1"/>
    </style:style>
    <style:style style:name="P29" style:family="paragraph" style:parent-style-name="Table_20_Contents">
      <style:text-properties officeooo:paragraph-rsid="00548399"/>
    </style:style>
    <style:style style:name="P30" style:family="paragraph" style:parent-style-name="Table_20_Contents">
      <style:text-properties officeooo:paragraph-rsid="005b0afa"/>
    </style:style>
    <style:style style:name="P31" style:family="paragraph" style:parent-style-name="Table_20_Contents">
      <style:text-properties officeooo:paragraph-rsid="005fc665"/>
    </style:style>
    <style:style style:name="P32" style:family="paragraph" style:parent-style-name="Table_20_Contents">
      <style:text-properties officeooo:paragraph-rsid="00763bef"/>
    </style:style>
    <style:style style:name="P33" style:family="paragraph" style:parent-style-name="Text_20_body">
      <style:text-properties style:font-name="Arial1"/>
    </style:style>
    <style:style style:name="P34" style:family="paragraph" style:parent-style-name="Text_20_body">
      <style:text-properties style:font-name="Arial1" fo:language="bg" fo:country="BG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0fb226"/>
    </style:style>
    <style:style style:name="P38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13efc4"/>
    </style:style>
    <style:style style:name="P39" style:family="paragraph" style:parent-style-name="Table_20_Contents_20__28_user_29_">
      <style:paragraph-properties style:snap-to-layout-grid="false"/>
      <style:text-properties style:font-name="Arial1" officeooo:paragraph-rsid="001ea3f4" style:font-name-complex="Arial1"/>
    </style:style>
    <style:style style:name="P40" style:family="paragraph" style:parent-style-name="Table_20_Contents_20__28_user_29_">
      <style:paragraph-properties style:snap-to-layout-grid="false"/>
      <style:text-properties style:font-name="Arial1" officeooo:paragraph-rsid="001ea3f4"/>
    </style:style>
    <style:style style:name="P41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13efc4"/>
    </style:style>
    <style:style style:name="P42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763bef"/>
    </style:style>
    <style:style style:name="P4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8f3e4"/>
    </style:style>
    <style:style style:name="P44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ea3f4"/>
    </style:style>
    <style:style style:name="P45" style:family="paragraph" style:parent-style-name="Table_20_Contents_20__28_user_29_">
      <style:paragraph-properties style:snap-to-layout-grid="false"/>
      <style:text-properties style:font-name="Arial1" fo:language="bg" fo:country="BG" officeooo:paragraph-rsid="0018f3e4"/>
    </style:style>
    <style:style style:name="P46" style:family="paragraph" style:parent-style-name="Table_20_Contents_20__28_user_29_">
      <style:paragraph-properties style:snap-to-layout-grid="false"/>
      <style:text-properties style:font-name="Arial1" fo:language="bg" fo:country="BG" officeooo:paragraph-rsid="001ea3f4"/>
    </style:style>
    <style:style style:name="P47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18f3e4"/>
    </style:style>
    <style:style style:name="P48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2e8d3a"/>
    </style:style>
    <style:style style:name="P49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/>
    </style:style>
    <style:style style:name="P50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 style:font-name-complex="Arial1"/>
    </style:style>
    <style:style style:name="P51" style:family="paragraph" style:parent-style-name="Table_20_Contents_20__28_user_29_">
      <style:paragraph-properties style:snap-to-layout-grid="false"/>
      <style:text-properties officeooo:paragraph-rsid="0018f3e4"/>
    </style:style>
    <style:style style:name="P52" style:family="paragraph" style:parent-style-name="Table_20_Contents_20__28_user_29_">
      <style:paragraph-properties style:snap-to-layout-grid="false"/>
      <style:text-properties officeooo:paragraph-rsid="001ea3f4"/>
    </style:style>
    <style:style style:name="P53" style:family="paragraph" style:parent-style-name="Table_20_Contents_20__28_user_29_">
      <style:text-properties officeooo:paragraph-rsid="0018f3e4"/>
    </style:style>
    <style:style style:name="P54" style:family="paragraph" style:parent-style-name="Sender">
      <style:text-properties style:font-name="Arial1" fo:language="bg" fo:country="BG" fo:font-style="italic" style:font-style-asian="italic" style:font-style-complex="italic"/>
    </style:style>
    <style:style style:name="P55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2c3ae5"/>
    </style:style>
    <style:style style:name="P56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57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officeooo:paragraph-rsid="0010d852"/>
    </style:style>
    <style:style style:name="P58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59" style:family="paragraph" style:parent-style-name="Standard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P60" style:family="paragraph" style:parent-style-name="Standard">
      <style:text-properties style:font-name="Arial1" fo:language="bg" fo:country="BG"/>
    </style:style>
    <style:style style:name="P61" style:family="paragraph" style:parent-style-name="Standard">
      <style:text-properties fo:language="bg" fo:country="BG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63" style:family="paragraph" style:parent-style-name="Text_20_body">
      <style:text-properties style:font-name="Arial1" fo:language="bg" fo:country="BG" officeooo:rsid="007d718b" officeooo:paragraph-rsid="007d718b"/>
    </style:style>
    <style:style style:name="P64" style:family="paragraph" style:parent-style-name="Heading_20_1">
      <style:paragraph-properties fo:text-align="center" style:justify-single-word="false"/>
      <style:text-properties style:font-name="Arial1" fo:language="bg" fo:country="BG"/>
    </style:style>
    <style:style style:name="P6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/>
    </style:style>
    <style:style style:name="P6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officeooo:paragraph-rsid="004efbc1"/>
    </style:style>
    <style:style style:name="P6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Heading_20_3">
      <style:text-properties style:font-name="Arial1" fo:language="bg" fo:country="BG"/>
    </style:style>
    <style:style style:name="P69" style:family="paragraph" style:parent-style-name="Heading_20_3">
      <style:text-properties style:font-name="Arial1" fo:language="bg" fo:country="BG" officeooo:paragraph-rsid="0044a1e4"/>
    </style:style>
    <style:style style:name="P70" style:family="paragraph" style:parent-style-name="Heading_20_3">
      <style:text-properties style:font-name="Arial1" fo:language="bg" fo:country="BG" officeooo:rsid="002aa9d6" officeooo:paragraph-rsid="002aa9d6"/>
    </style:style>
    <style:style style:name="P71" style:family="paragraph" style:parent-style-name="Heading_20_3">
      <style:text-properties style:font-name="Arial1" fo:language="bg" fo:country="BG" officeooo:rsid="000fb226" officeooo:paragraph-rsid="000fb226"/>
    </style:style>
    <style:style style:name="P72" style:family="paragraph" style:parent-style-name="Heading_20_3">
      <style:text-properties style:font-name="Arial1" fo:language="bg" fo:country="BG" officeooo:rsid="007d718b" officeooo:paragraph-rsid="007d718b"/>
    </style:style>
    <style:style style:name="P73" style:family="paragraph" style:parent-style-name="Heading_20_3">
      <style:text-properties style:font-name="Arial1" fo:language="bg" fo:country="BG" officeooo:rsid="00548399" officeooo:paragraph-rsid="00548399"/>
    </style:style>
    <style:style style:name="P74" style:family="paragraph" style:parent-style-name="Heading_20_3">
      <style:text-properties style:font-name="Arial1" fo:language="bg" fo:country="BG" officeooo:paragraph-rsid="00548399"/>
    </style:style>
    <style:style style:name="P7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13efc4" officeooo:paragraph-rsid="00763bef"/>
    </style:style>
    <style:style style:name="P76" style:family="paragraph" style:parent-style-name="Heading_20_3">
      <style:text-properties style:font-name="Arial1" fo:language="bg" fo:country="BG" officeooo:paragraph-rsid="0013efc4"/>
    </style:style>
    <style:style style:name="P77" style:family="paragraph" style:parent-style-name="Heading_20_3">
      <style:text-properties style:font-name="Arial1" fo:language="bg" fo:country="BG" officeooo:paragraph-rsid="002e8d3a"/>
    </style:style>
    <style:style style:name="P7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2bfd58" officeooo:paragraph-rsid="008536e4"/>
    </style:style>
    <style:style style:name="P79" style:family="paragraph" style:parent-style-name="Heading_20_3" style:list-style-name="">
      <style:text-properties style:font-name="Arial1" fo:language="bg" fo:country="BG" officeooo:paragraph-rsid="002e8d3a"/>
    </style:style>
    <style:style style:name="P80" style:family="paragraph" style:parent-style-name="Heading_20_3">
      <style:text-properties fo:language="bg" fo:country="BG"/>
    </style:style>
    <style:style style:name="P81" style:family="paragraph" style:parent-style-name="Heading_20_3">
      <style:text-properties fo:language="bg" fo:country="BG" officeooo:paragraph-rsid="005fc665"/>
    </style:style>
    <style:style style:name="P82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83" style:family="paragraph" style:parent-style-name="Heading_20_3">
      <style:text-properties fo:language="bg" fo:country="BG" officeooo:paragraph-rsid="002e8d3a"/>
    </style:style>
    <style:style style:name="P84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8536e4"/>
    </style:style>
    <style:style style:name="P85" style:family="paragraph" style:parent-style-name="Heading_20_3">
      <style:paragraph-properties fo:break-before="page"/>
      <style:text-properties style:font-name="Arial1" fo:language="bg" fo:country="BG" officeooo:paragraph-rsid="002e8d3a"/>
    </style:style>
    <style:style style:name="P86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8536e4"/>
    </style:style>
    <style:style style:name="P87" style:family="paragraph" style:parent-style-name="Table_20_Contents_20__28_user_29_">
      <style:paragraph-properties style:snap-to-layout-grid="false"/>
      <style:text-properties style:font-name="Arial1" fo:language="bg" fo:country="BG" officeooo:paragraph-rsid="008536e4"/>
    </style:style>
    <style:style style:name="P88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8536e4"/>
    </style:style>
    <style:style style:name="P89" style:family="paragraph" style:parent-style-name="Table_20_Contents_20__28_user_29_">
      <style:paragraph-properties style:snap-to-layout-grid="false"/>
      <style:text-properties officeooo:paragraph-rsid="008536e4"/>
    </style:style>
    <style:style style:name="P90" style:family="paragraph" style:parent-style-name="Table_20_Contents_20__28_user_29_">
      <style:text-properties officeooo:paragraph-rsid="008536e4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/>
    </style:style>
    <style:style style:name="T8" style:family="text">
      <style:text-properties fo:language="bg" fo:country="BG" fo:font-weight="bold" style:font-weight-asian="bold" style:font-weight-complex="bold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1"/>
    </style:style>
    <style:style style:name="T12" style:family="text">
      <style:text-properties style:font-name="Arial1" fo:language="bg" fo:country="BG"/>
    </style:style>
    <style:style style:name="T13" style:family="text">
      <style:text-properties style:font-name="Arial1" fo:language="bg" fo:country="BG" fo:font-weight="bold"/>
    </style:style>
    <style:style style:name="T14" style:family="text">
      <style:text-properties style:font-name="Arial1" fo:language="bg" fo:country="BG" officeooo:rsid="002bfd58"/>
    </style:style>
    <style:style style:name="T15" style:family="text">
      <style:text-properties style:font-name="Arial1" fo:language="bg" fo:country="BG" officeooo:rsid="001aa35c"/>
    </style:style>
    <style:style style:name="T16" style:family="text">
      <style:text-properties style:font-name="Arial1" fo:language="bg" fo:country="BG" officeooo:rsid="001ea3f4"/>
    </style:style>
    <style:style style:name="T17" style:family="text">
      <style:text-properties style:font-name="Arial1" fo:language="bg" fo:country="BG" officeooo:rsid="002ba52b"/>
    </style:style>
    <style:style style:name="T18" style:family="text">
      <style:text-properties style:font-name="Arial1" fo:language="bg" fo:country="BG" officeooo:rsid="002c3ae5"/>
    </style:style>
    <style:style style:name="T19" style:family="text">
      <style:text-properties style:font-name="Arial1" fo:language="bg" fo:country="BG" fo:font-style="italic" officeooo:rsid="002214ce" style:font-style-asian="italic" style:font-style-complex="italic"/>
    </style:style>
    <style:style style:name="T20" style:family="text">
      <style:text-properties style:font-name="Arial1" fo:language="bg" fo:country="BG" fo:font-style="italic" officeooo:rsid="00271f67" style:font-style-asian="italic" style:font-style-complex="italic"/>
    </style:style>
    <style:style style:name="T21" style:family="text">
      <style:text-properties style:font-name="Arial1" fo:language="bg" fo:country="BG" fo:font-style="italic" officeooo:rsid="00235273" style:font-style-asian="italic" style:font-style-complex="italic"/>
    </style:style>
    <style:style style:name="T22" style:family="text">
      <style:text-properties style:font-name="Arial1" fo:language="bg" fo:country="BG" fo:font-style="italic" officeooo:rsid="007ba4cc" style:font-style-asian="italic" style:font-style-complex="italic"/>
    </style:style>
    <style:style style:name="T23" style:family="text">
      <style:text-properties style:font-name="Arial1" fo:language="bg" fo:country="BG" officeooo:rsid="0041af0f"/>
    </style:style>
    <style:style style:name="T24" style:family="text">
      <style:text-properties style:font-name="Arial1" fo:language="bg" fo:country="BG" officeooo:rsid="0062b3c6"/>
    </style:style>
    <style:style style:name="T25" style:family="text">
      <style:text-properties style:font-name="Arial1" fo:language="bg" fo:country="BG" officeooo:rsid="006d1409"/>
    </style:style>
    <style:style style:name="T26" style:family="text">
      <style:text-properties style:font-name="Arial1" fo:language="bg" fo:country="BG" officeooo:rsid="00100873"/>
    </style:style>
    <style:style style:name="T27" style:family="text">
      <style:text-properties style:font-name="Arial1" fo:language="bg" fo:country="BG" style:text-underline-style="solid" style:text-underline-width="auto" style:text-underline-color="font-color"/>
    </style:style>
    <style:style style:name="T28" style:family="text">
      <style:text-properties style:font-name="Arial1" fo:language="bg" fo:country="BG" style:text-underline-style="none" officeooo:rsid="002bfd58"/>
    </style:style>
    <style:style style:name="T29" style:family="text">
      <style:text-properties style:font-name="Arial1" fo:language="bg" fo:country="BG" style:text-underline-style="none" officeooo:rsid="008536e4"/>
    </style:style>
    <style:style style:name="T30" style:family="text">
      <style:text-properties style:font-name="Arial1" fo:language="bg" fo:country="BG" officeooo:rsid="008ce8a1"/>
    </style:style>
    <style:style style:name="T31" style:family="text">
      <style:text-properties style:font-name="Arial1" officeooo:rsid="0013efc4"/>
    </style:style>
    <style:style style:name="T32" style:family="text">
      <style:text-properties style:font-name="Arial1" officeooo:rsid="0005746f"/>
    </style:style>
    <style:style style:name="T33" style:family="text">
      <style:text-properties style:font-name="Arial1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1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1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1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8" style:family="text">
      <style:text-properties style:font-name="Arial1" fo:font-size="14pt" fo:font-weight="bold" officeooo:rsid="007774ba" style:font-name-asian="Lucida Sans Unicode" style:font-size-asian="14pt" style:font-weight-asian="bold" style:font-name-complex="Tahoma" style:font-size-complex="14pt" style:font-weight-complex="bold"/>
    </style:style>
    <style:style style:name="T39" style:family="text">
      <style:text-properties style:font-name="Arial1" fo:font-size="14pt" fo:font-weight="bold" officeooo:rsid="0078f846" style:font-name-asian="Lucida Sans Unicode" style:font-size-asian="14pt" style:font-weight-asian="bold" style:font-name-complex="Tahoma" style:font-size-complex="14pt" style:font-weight-complex="bold"/>
    </style:style>
    <style:style style:name="T40" style:family="text">
      <style:text-properties style:font-name="Arial1" fo:font-size="14pt" fo:language="bg" fo:country="BG" style:text-underline-style="none" fo:font-weight="bold" officeooo:rsid="008536e4" style:font-name-asian="Lucida Sans Unicode" style:font-size-asian="14pt" style:font-weight-asian="bold" style:font-name-complex="Tahoma" style:font-size-complex="14pt" style:font-weight-complex="bold"/>
    </style:style>
    <style:style style:name="T41" style:family="text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T42" style:family="text">
      <style:text-properties style:font-name="Arial1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43" style:family="text">
      <style:text-properties style:font-name="Arial1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44" style:family="text">
      <style:text-properties style:font-name="Arial1" fo:language="en" fo:country="US"/>
    </style:style>
    <style:style style:name="T45" style:family="text">
      <style:text-properties style:font-name="Arial1" fo:language="en" fo:country="US" officeooo:rsid="006c618c"/>
    </style:style>
    <style:style style:name="T46" style:family="text">
      <style:text-properties style:font-name="Arial1" fo:language="en" fo:country="US" officeooo:rsid="006d1409"/>
    </style:style>
    <style:style style:name="T47" style:family="text">
      <style:text-properties style:font-name="Arial1" fo:language="en" fo:country="US" fo:font-style="italic" officeooo:rsid="007ba4cc" style:font-style-asian="italic" style:font-style-complex="italic"/>
    </style:style>
    <style:style style:name="T48" style:family="text">
      <style:text-properties style:font-name="Arial1" fo:language="en" fo:country="US" officeooo:rsid="007d012f"/>
    </style:style>
    <style:style style:name="T49" style:family="text">
      <style:text-properties style:font-name="Arial1" fo:language="en" fo:country="US" officeooo:rsid="008ce8a1"/>
    </style:style>
    <style:style style:name="T50" style:family="text">
      <style:text-properties style:font-name="Arial1" officeooo:rsid="00548399"/>
    </style:style>
    <style:style style:name="T51" style:family="text">
      <style:text-properties style:font-name="Arial1" officeooo:rsid="00389a3e"/>
    </style:style>
    <style:style style:name="T52" style:family="text">
      <style:text-properties fo:font-weight="bold" officeooo:rsid="00389a3e" style:font-weight-asian="bold" style:font-weight-complex="bold"/>
    </style:style>
    <style:style style:name="T53" style:family="text">
      <style:text-properties officeooo:rsid="000d4abb"/>
    </style:style>
    <style:style style:name="T54" style:family="text">
      <style:text-properties officeooo:rsid="00296815"/>
    </style:style>
    <style:style style:name="T55" style:family="text">
      <style:text-properties officeooo:rsid="0005746f"/>
    </style:style>
    <style:style style:name="T56" style:family="text">
      <style:text-properties officeooo:rsid="0010d852"/>
    </style:style>
    <style:style style:name="T57" style:family="text">
      <style:text-properties officeooo:rsid="0013efc4"/>
    </style:style>
    <style:style style:name="T58" style:family="text">
      <style:text-properties officeooo:rsid="00149e5d"/>
    </style:style>
    <style:style style:name="T59" style:family="text">
      <style:text-properties officeooo:rsid="00165fcd"/>
    </style:style>
    <style:style style:name="T60" style:family="text">
      <style:text-properties officeooo:rsid="00172f72"/>
    </style:style>
    <style:style style:name="T61" style:family="text">
      <style:text-properties style:use-window-font-color="true" loext:opacity="0%" style:font-name="Arial1" fo:language="bg" fo:country="BG" style:text-underline-style="none" officeooo:rsid="002bfd58"/>
    </style:style>
    <style:style style:name="T62" style:family="text">
      <style:text-properties officeooo:rsid="0018f3e4"/>
    </style:style>
    <style:style style:name="T63" style:family="text">
      <style:text-properties officeooo:rsid="001aa35c"/>
    </style:style>
    <style:style style:name="T64" style:family="text">
      <style:text-properties officeooo:rsid="001c4ee4"/>
    </style:style>
    <style:style style:name="T65" style:family="text">
      <style:text-properties officeooo:rsid="001ea3f4"/>
    </style:style>
    <style:style style:name="T66" style:family="text">
      <style:text-properties officeooo:rsid="00240aff"/>
    </style:style>
    <style:style style:name="T67" style:family="text">
      <style:text-properties officeooo:rsid="002c3ae5"/>
    </style:style>
    <style:style style:name="T68" style:family="text">
      <style:text-properties officeooo:rsid="002e0d89"/>
    </style:style>
    <style:style style:name="T69" style:family="text">
      <style:text-properties officeooo:rsid="002e8d3a"/>
    </style:style>
    <style:style style:name="T70" style:family="text">
      <style:text-properties fo:language="en" fo:country="US" officeooo:rsid="00713439"/>
    </style:style>
    <style:style style:name="T71" style:family="text">
      <style:text-properties fo:language="en" fo:country="US" officeooo:rsid="008536e4"/>
    </style:style>
    <style:style style:name="T72" style:family="text">
      <style:text-properties fo:language="en" fo:country="US" style:text-underline-style="solid" style:text-underline-width="auto" style:text-underline-color="font-color" officeooo:rsid="0018f3e4"/>
    </style:style>
    <style:style style:name="T73" style:family="text">
      <style:text-properties fo:language="en" fo:country="US" style:text-underline-style="solid" style:text-underline-width="auto" style:text-underline-color="font-color" officeooo:rsid="008536e4"/>
    </style:style>
    <style:style style:name="T74" style:family="text">
      <style:text-properties officeooo:rsid="00363aec"/>
    </style:style>
    <style:style style:name="T75" style:family="text">
      <style:text-properties officeooo:rsid="0037be8d"/>
    </style:style>
    <style:style style:name="T76" style:family="text">
      <style:text-properties officeooo:rsid="00395c2a"/>
    </style:style>
    <style:style style:name="T77" style:family="text">
      <style:text-properties officeooo:rsid="0041af0f"/>
    </style:style>
    <style:style style:name="T78" style:family="text">
      <style:text-properties officeooo:rsid="004208ab"/>
    </style:style>
    <style:style style:name="T79" style:family="text">
      <style:text-properties officeooo:rsid="00426c7f"/>
    </style:style>
    <style:style style:name="T80" style:family="text">
      <style:text-properties officeooo:rsid="0048de03"/>
    </style:style>
    <style:style style:name="T81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82" style:family="text">
      <style:text-properties officeooo:rsid="004efbc1"/>
    </style:style>
    <style:style style:name="T83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84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85" style:family="text">
      <style:text-properties officeooo:rsid="004f6544"/>
    </style:style>
    <style:style style:name="T86" style:family="text">
      <style:text-properties officeooo:rsid="00539098"/>
    </style:style>
    <style:style style:name="T87" style:family="text">
      <style:text-properties officeooo:rsid="00542914"/>
    </style:style>
    <style:style style:name="T88" style:family="text">
      <style:text-properties officeooo:rsid="00389a3e"/>
    </style:style>
    <style:style style:name="T89" style:family="text">
      <style:text-properties officeooo:rsid="005817b8"/>
    </style:style>
    <style:style style:name="T90" style:family="text">
      <style:text-properties officeooo:rsid="00403f18"/>
    </style:style>
    <style:style style:name="T91" style:family="text">
      <style:text-properties officeooo:rsid="004c999d"/>
    </style:style>
    <style:style style:name="T92" style:family="text">
      <style:text-properties fo:font-weight="normal" officeooo:rsid="0031a90d" style:font-weight-asian="normal" style:font-weight-complex="normal"/>
    </style:style>
    <style:style style:name="T93" style:family="text">
      <style:text-properties officeooo:rsid="004b75db"/>
    </style:style>
    <style:style style:name="T94" style:family="text">
      <style:text-properties officeooo:rsid="00713439"/>
    </style:style>
    <style:style style:name="T95" style:family="text">
      <style:text-properties officeooo:rsid="007558fd"/>
    </style:style>
    <style:style style:name="T96" style:family="text">
      <style:text-properties fo:font-size="14pt" fo:font-weight="bold" officeooo:rsid="00763bef" style:font-name-asian="Lucida Sans Unicode" style:font-size-asian="14pt" style:font-weight-asian="bold" style:font-name-complex="Tahoma" style:font-size-complex="14pt" style:font-weight-complex="bold"/>
    </style:style>
    <style:style style:name="T97" style:family="text">
      <style:text-properties fo:font-size="14pt" fo:font-weight="bold" officeooo:rsid="008536e4" style:font-name-asian="Lucida Sans Unicode" style:font-size-asian="14pt" style:font-weight-asian="bold" style:font-name-complex="Tahoma" style:font-size-complex="14pt" style:font-weight-complex="bold"/>
    </style:style>
    <style:style style:name="T98" style:family="text">
      <style:text-properties fo:font-size="14pt" fo:language="en" fo:country="US" style:text-underline-style="solid" style:text-underline-width="auto" style:text-underline-color="font-color" fo:font-weight="bold" officeooo:rsid="008536e4" style:font-name-asian="Lucida Sans Unicode" style:font-size-asian="14pt" style:font-weight-asian="bold" style:font-name-complex="Tahoma" style:font-size-complex="14pt" style:font-weight-complex="bold"/>
    </style:style>
    <style:style style:name="T99" style:family="text">
      <style:text-properties fo:font-size="14pt" style:text-underline-style="solid" style:text-underline-width="auto" style:text-underline-color="font-color" fo:font-weight="bold" officeooo:rsid="008536e4" style:font-name-asian="Lucida Sans Unicode" style:font-size-asian="14pt" style:font-weight-asian="bold" style:font-name-complex="Tahoma" style:font-size-complex="14pt" style:font-weight-complex="bold"/>
    </style:style>
    <style:style style:name="T100" style:family="text">
      <style:text-properties officeooo:rsid="008536e4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style:text-underline-style="solid" style:text-underline-width="auto" style:text-underline-color="font-color" officeooo:rsid="0018f3e4"/>
    </style:style>
    <style:style style:name="T103" style:family="text">
      <style:text-properties style:text-underline-style="solid" style:text-underline-width="auto" style:text-underline-color="font-color" officeooo:rsid="008536e4"/>
    </style:style>
    <style:style style:name="T104" style:family="text">
      <style:text-properties officeooo:rsid="008ce8a1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Автобиография на Георги <text:span text:style-name="T78">Д. </text:span>Сотиров</text:h>
      <text:h text:style-name="P65" text:outline-level="2">Информация за <text:span text:style-name="T75">връзка</text:span><text:tab/></text:h>
      <table:table table:name="ContactInfo" table:style-name="ContactInfo">
        <table:table-column table:style-name="ContactInfo.A"/>
        <table:table-column table:style-name="ContactInfo.B"/>
        <table:table-row table:style-name="TableLine2504060970016">
          <table:table-cell table:style-name="ContactInfo.A1" office:value-type="string">
            <text:p text:style-name="P4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 table:style-name="TableLine2504060972464">
          <table:table-cell table:style-name="ContactInfo.A1" office:value-type="string">
            <text:p text:style-name="P4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 table:style-name="TableLine2504060958864">
          <table:table-cell table:style-name="ContactInfo.A1" office:value-type="string">
            <text:p text:style-name="P4">Текущ адрес:</text:p>
          </table:table-cell>
          <table:table-cell table:style-name="ContactInfo.B1" office:value-type="string">
            <text:p text:style-name="P54">17<text:span text:style-name="T53">15</text:span> София<text:line-break/><text:span text:style-name="T53">Район </text:span>Младост</text:p>
          </table:table-cell>
        </table:table-row>
        <table:table-row table:style-name="TableLine2504060972736">
          <table:table-cell table:style-name="ContactInfo.A1" office:value-type="string">
            <text:p text:style-name="P4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 table:style-name="TableLine2504060965664">
          <table:table-cell table:style-name="ContactInfo.A1" office:value-type="string">
            <text:p text:style-name="P4">Е-поща:</text:p>
          </table:table-cell>
          <table:table-cell table:style-name="ContactInfo.B1" office:value-type="string">
            <text:p text:style-name="P30"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 table:style-name="TableLine2504060960224">
          <table:table-cell table:style-name="ContactInfo.A1" office:value-type="string">
            <text:p text:style-name="P4">Предпоч<text:span text:style-name="T76">итан</text:span><text:span text:style-name="T95">ие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65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 table:style-name="TableLine2504060964848">
          <table:table-cell table:style-name="PersonalINfo.A1" office:value-type="string">
            <text:p text:style-name="P4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 table:style-name="TableLine2504060960768">
          <table:table-cell table:style-name="PersonalINfo.A1" office:value-type="string">
            <text:p text:style-name="P4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 table:style-name="TableLine2504060961312">
          <table:table-cell table:style-name="PersonalINfo.A1" office:value-type="string">
            <text:p text:style-name="P4"><text:span text:style-name="T74">Предпочитан тип заетост</text:span>:</text:p>
          </table:table-cell>
          <table:table-cell table:style-name="PersonalINfo.B1" office:value-type="string">
            <text:p text:style-name="P2"><text:span text:style-name="T53">П</text:span>ълен работен ден</text:p>
          </table:table-cell>
        </table:table-row>
        <table:table-row table:style-name="TableLine2504060964032">
          <table:table-cell table:style-name="PersonalINfo.A1" office:value-type="string">
            <text:p text:style-name="P4">Шофьорска книжка:</text:p>
          </table:table-cell>
          <table:table-cell table:style-name="PersonalINfo.B1" office:value-type="string">
            <text:p text:style-name="P12">Да, действащ шофьор</text:p>
          </table:table-cell>
        </table:table-row>
        <table:table-row table:style-name="TableLine2504060964304">
          <table:table-cell table:style-name="PersonalINfo.A1" office:value-type="string">
            <text:p text:style-name="P4">Възможност за работа в чужбина: </text:p>
          </table:table-cell>
          <table:table-cell table:style-name="PersonalINfo.B1" office:value-type="string">
            <text:p text:style-name="P12">Да, без ограничения</text:p>
          </table:table-cell>
        </table:table-row>
      </table:table>
      <text:h text:style-name="P65" text:outline-level="2">Образование<text:tab/></text:h>
      <text:h text:style-name="P68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504060963488"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7"><text:a xlink:type="simple" xlink:href="https://nbu.bg/" text:style-name="Internet_20_link" text:visited-style-name="Visited_20_Internet_20_Link"><text:span text:style-name="Internet_20_link"><text:span text:style-name="T23">Нов Български Университет</text:span></text:span></text:a></text:p>
          </table:table-cell>
        </table:table-row>
        <table:table-row table:style-name="TableLine2504060992320"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7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 table:style-name="TableLine2504060990144"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 table:style-name="TableLine2504060992592"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3">Магистър <text:span text:style-name="T79">по бизнес администрация (МБА)</text:span></text:p>
          </table:table-cell>
        </table:table-row>
        <table:table-row table:style-name="TableLine2504060976544">
          <table:table-cell table:style-name="Таблица5.A1" office:value-type="string">
            <text:p text:style-name="P5"><text:span text:style-name="T66">Местоположение</text:span>:</text:p>
          </table:table-cell>
          <table:table-cell table:style-name="Таблица5.B1" office:value-type="string">
            <text:p text:style-name="P13">София, България</text:p>
          </table:table-cell>
        </table:table-row>
        <table:table-row table:style-name="TableLine2504060991776"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3"><text:span text:style-name="T77">Октомври</text:span> <text:span text:style-name="T77">2012</text:span> <text:span text:style-name="T88">–</text:span> <text:span text:style-name="T77">Ноември</text:span> 20<text:span text:style-name="T77">17</text:span></text:p>
          </table:table-cell>
        </table:table-row>
      </table:table>
      <text:h text:style-name="P69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 table:style-name="TableLine2504060988240">
          <table:table-cell table:style-name="Education_5f_University.A1" office:value-type="string">
            <text:p text:style-name="P4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 table:style-name="TableLine2504060987968">
          <table:table-cell table:style-name="Education_5f_University.A1" office:value-type="string">
            <text:p text:style-name="P4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 table:style-name="TableLine2504060976000">
          <table:table-cell table:style-name="Education_5f_University.A1" office:value-type="string">
            <text:p text:style-name="P4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 table:style-name="TableLine2504060990960">
          <table:table-cell table:style-name="Education_5f_University.A1" office:value-type="string">
            <text:p text:style-name="P4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 table:style-name="TableLine2504060986608">
          <table:table-cell table:style-name="Education_5f_University.A1" office:value-type="string">
            <text:p text:style-name="P4"><text:span text:style-name="T66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 table:style-name="TableLine2504060983344">
          <table:table-cell table:style-name="Education_5f_University.A1" office:value-type="string">
            <text:p text:style-name="P4">Период:</text:p>
          </table:table-cell>
          <table:table-cell table:style-name="Education_5f_University.B1" office:value-type="string">
            <text:p text:style-name="P14">Септември 1998 <text:span text:style-name="T88">–</text:span> Юни 2002</text:p>
          </table:table-cell>
        </table:table-row>
      </table:table>
      <text:h text:style-name="P70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 table:style-name="TableLine2504060991232">
          <table:table-cell table:style-name="Education_5f_HighSchool.A1" office:value-type="string">
            <text:p text:style-name="P4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 table:style-name="TableLine2504060980624">
          <table:table-cell table:style-name="Education_5f_HighSchool.A1" office:value-type="string">
            <text:p text:style-name="P4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 table:style-name="TableLine2504060988784">
          <table:table-cell table:style-name="Education_5f_HighSchool.A1" office:value-type="string">
            <text:p text:style-name="P4"><text:span text:style-name="T66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 table:style-name="TableLine2504060976816">
          <table:table-cell table:style-name="Education_5f_HighSchool.A1" office:value-type="string">
            <text:p text:style-name="P4">Период:</text:p>
          </table:table-cell>
          <table:table-cell table:style-name="Education_5f_HighSchool.B1" office:value-type="string">
            <text:p text:style-name="P14">Септември 1994 <text:span text:style-name="T88">–</text:span> Май 1998</text:p>
          </table:table-cell>
        </table:table-row>
      </table:table>
      <text:p text:style-name="P61"/>
      <text:h text:style-name="P67" text:outline-level="2">Умения<text:tab/></text:h>
      <text:h text:style-name="P68" text:outline-level="3">Програмни езици</text:h>
      <text:p text:style-name="P55"><text:span text:style-name="T89">AWK, </text:span>C, C++, <text:span text:style-name="T90">Java, </text:span>JavaScript®, Pascal, Perl, PHP, <text:span text:style-name="T54">PL/SQL,</text:span> Shell</text:p>
      <text:h text:style-name="P71" text:outline-level="3">Езици за маркиране и стилове</text:h>
      <text:p text:style-name="P56">CSS, Markdown, (X)HTML, XML, XSL, YAML</text:p>
      <text:h text:style-name="P68" text:outline-level="3">Среди за разработка<text:span text:style-name="T70"> </text:span><text:span text:style-name="T94">и редактори</text:span></text:h>
      <text:p text:style-name="P58"><text:span text:style-name="T12">Borland® C++Builder™, Borland® Delphi™, Eclipse, GraphTalk™ Developer, KDevelop, Microsoft®</text:span><text:span text:style-name="T44"> </text:span><text:span text:style-name="T46">Visual</text:span><text:span text:style-name="T44"> </text:span><text:span text:style-name="T46">Studio</text:span><text:span text:style-name="T25">™</text:span><text:span text:style-name="T12">, </text:span><text:span text:style-name="T45">V</text:span><text:span text:style-name="T46">isual Studio</text:span><text:span text:style-name="T25">™</text:span><text:span text:style-name="T45"> Code, </text:span><text:span text:style-name="T48">VIM</text:span></text:p>
      <text:h text:style-name="P68" text:outline-level="3">Инструменти за разработка</text:h>
      <text:p text:style-name="P56">Bugzilla, JIRA</text:p>
      <text:p text:style-name="P56">CVS, Subversion, Mercurial (Hg), Git</text:p>
      <text:p text:style-name="P56">make, CMake</text:p>
      <text:h text:style-name="P72" text:outline-level="3">Разработка и операции</text:h>
      <text:p text:style-name="P63">Ansible, Google Cloud SDK, HCL, Terraform </text:p>
      <text:h text:style-name="P68" text:outline-level="3">Бази данни и моделиране</text:h>
      <text:p text:style-name="P37"><text:span text:style-name="T12">SQL, MySQL, Oracle, </text:span>Cloud SQL for MySQL</text:p>
      <text:p text:style-name="P35">MySQL Workbench, <text:span text:style-name="T55">Oracle SQL Developer, PL/SQL Developer</text:span></text:p>
      <text:p text:style-name="P35">ProxySQL, Cloud SQL Proxy </text:p>
      <text:h text:style-name="P68" text:outline-level="3">Операционни системи</text:h>
      <text:p text:style-name="P56">Linux, Unix, Windows</text:p>
      <text:h text:style-name="P80" text:outline-level="3">Технологии за виртуализация</text:h>
      <text:p text:style-name="P57"><text:span text:style-name="T26">VMware, qemu, </text:span>Google Compute Engine</text:p>
      <text:h text:style-name="P68" text:outline-level="3">Интерфейси за връзка</text:h>
      <text:p text:style-name="P33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68" text:outline-level="3">Езици</text:h>
      <text:p text:style-name="P34">Български, Английски</text:p>
      <text:h text:style-name="P65" text:outline-level="2">Допълнителни квалификации<text:tab/></text:h>
      <text:h text:style-name="P81" text:outline-level="3"><text:span text:style-name="T33">Февруари</text:span><text:span text:style-name="T50"> 20</text:span><text:span text:style-name="T34">2</text:span><text:span text:style-name="T33">0 – </text:span><text:span text:style-name="T35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504060980080">
          <table:table-cell table:style-name="Таблица8.A1" office:value-type="string">
            <text:p text:style-name="P6">Наименование:</text:p>
          </table:table-cell>
          <table:table-cell table:style-name="Таблица8.B1" office:value-type="string">
            <text:p text:style-name="P31"><text:span text:style-name="Strong_20_Emphasis"><text:span text:style-name="T12">LPIC-1: Linux Administrator</text:span></text:span></text:p>
          </table:table-cell>
        </table:table-row>
        <table:table-row table:style-name="TableLine2504060987424">
          <table:table-cell table:style-name="Таблица8.A1" office:value-type="string">
            <text:p text:style-name="P6"><text:span text:style-name="T56">Организация</text:span>:</text:p>
          </table:table-cell>
          <table:table-cell table:style-name="Таблица8.B1" office:value-type="string">
            <text:p text:style-name="P31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504060984432">
          <table:table-cell table:style-name="Таблица8.A1" office:value-type="string">
            <text:p text:style-name="P6">Описание:</text:p>
          </table:table-cell>
          <table:table-cell table:style-name="Таблица8.B1" office:value-type="string">
            <text:p text:style-name="P31"><text:span text:style-name="T12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4">Линукс</text:span><text:span text:style-name="T12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504060978176">
          <table:table-cell table:style-name="Таблица8.A1" office:value-type="string">
            <text:p text:style-name="P15">Проверка</text:p>
          </table:table-cell>
          <table:table-cell table:style-name="Таблица8.B1" office:value-type="string">
            <text:p text:style-name="P31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73" text:outline-level="3"><text:soft-page-break/>Декември 2019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504060975728"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9"><text:span text:style-name="Strong_20_Emphasis"><text:span text:style-name="T12">LE-1: Linux Essentials</text:span></text:span></text:p>
          </table:table-cell>
        </table:table-row>
        <table:table-row table:style-name="TableLine2504060991504">
          <table:table-cell table:style-name="Таблица7.A1" office:value-type="string">
            <text:p text:style-name="P7"><text:span text:style-name="T56">Организация</text:span>:</text:p>
          </table:table-cell>
          <table:table-cell table:style-name="Таблица7.B1" office:value-type="string">
            <text:p text:style-name="P29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504060980896"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9"><text:span text:style-name="T12">Сертификата утвърждава демонстрирано разбиране на основни понятия и съставните части на Линукс 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504060985792">
          <table:table-cell table:style-name="Таблица7.A1" office:value-type="string">
            <text:p text:style-name="P16">Проверка</text:p>
          </table:table-cell>
          <table:table-cell table:style-name="Таблица7.B1" office:value-type="string">
            <text:p text:style-name="P29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74" text:outline-level="3">Юли 2003 <text:span text:style-name="T91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 table:style-name="TableLine2504060983616">
          <table:table-cell table:style-name="AdditionalQualifications.A1" office:value-type="string">
            <text:p text:style-name="P4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 table:style-name="TableLine2504060977904">
          <table:table-cell table:style-name="AdditionalQualifications.A1" office:value-type="string">
            <text:p text:style-name="P4"><text:span text:style-name="T56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 table:style-name="TableLine2504060978448">
          <table:table-cell table:style-name="AdditionalQualifications.A1" office:value-type="string">
            <text:p text:style-name="P4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65" text:outline-level="2">Трудов опит<text:tab/></text:h>
      <text:h text:style-name="P75" text:outline-level="3"><text:span text:style-name="T96">Август</text:span><text:bookmark-start text:name="Codix-DevM1"/> 20<text:span text:style-name="T96">20</text:span> – до сега<text:bookmark-end text:name="Codix-DevM1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504060976272">
          <table:table-cell table:style-name="Таблица9.A1" office:value-type="string">
            <text:p text:style-name="P10">Длъжност:</text:p>
          </table:table-cell>
          <table:table-cell table:style-name="Таблица9.B1" office:value-type="string">
            <text:p text:style-name="P19"><text:span text:style-name="Strong_20_Emphasis">Системен архитект</text:span></text:p>
          </table:table-cell>
        </table:table-row>
        <table:table-row table:style-name="TableLine2504060978992">
          <table:table-cell table:style-name="Таблица9.A1" office:value-type="string">
            <text:p text:style-name="P10"><text:span text:style-name="T10">Организация</text:span>:</text:p>
          </table:table-cell>
          <table:table-cell table:style-name="Таблица9.B1" office:value-type="string">
            <text:p text:style-name="P32"><text:a xlink:type="simple" xlink:href="https://siteground.com/" text:style-name="Internet_20_link" text:visited-style-name="Visited_20_Internet_20_Link"><text:span text:style-name="Internet_20_link"><text:span text:style-name="T12">Сайт Граунд Хостинг</text:span></text:span></text:a></text:p>
          </table:table-cell>
        </table:table-row>
        <table:table-row table:style-name="TableLine2504060983888">
          <table:table-cell table:style-name="Таблица9.A1" office:value-type="string">
            <text:p text:style-name="P10">Местоположение:</text:p>
          </table:table-cell>
          <table:table-cell table:style-name="Таблица9.B1" office:value-type="string">
            <text:p text:style-name="P25">София, България</text:p>
          </table:table-cell>
        </table:table-row>
        <table:table-row table:style-name="TableLine2504060981168">
          <table:table-cell table:style-name="Таблица9.A1" office:value-type="string">
            <text:p text:style-name="P10">Размер на екипа:</text:p>
          </table:table-cell>
          <table:table-cell table:style-name="Таблица9.B1" office:value-type="string">
            <text:p text:style-name="P25"><text:span text:style-name="T57">5</text:span><text:span text:style-name="T52">–</text:span><text:span text:style-name="T92">1</text:span><text:span text:style-name="T57">0</text:span> <text:span text:style-name="T57">човека</text:span></text:p>
          </table:table-cell>
        </table:table-row>
        <table:table-row table:style-name="TableLine2504060981440">
          <table:table-cell table:style-name="Таблица9.A1" office:value-type="string">
            <text:p text:style-name="P10">Задължения:</text:p>
          </table:table-cell>
          <table:table-cell table:style-name="Таблица9.B1" office:value-type="string">
            <text:p text:style-name="P42">Проектиране и разработка на облачни системи.</text:p>
          </table:table-cell>
        </table:table-row>
      </table:table>
      <text:h text:style-name="P82" text:outline-level="3"><text:bookmark-start text:name="Codix-DevM"/><text:span text:style-name="T31">Октомври 2012 – </text:span><text:bookmark-end text:name="Codix-DevM"/><text:span text:style-name="T38">Юли 2020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504060987152">
          <table:table-cell table:style-name="Таблица4.A1" office:value-type="string">
            <text:p text:style-name="P8">Длъжност:</text:p>
          </table:table-cell>
          <table:table-cell table:style-name="Таблица4.B1" office:value-type="string">
            <text:p text:style-name="P18">Мениджър софтуерна разработка</text:p>
          </table:table-cell>
        </table:table-row>
        <table:table-row table:style-name="TableLine2504060989056">
          <table:table-cell table:style-name="Таблица4.A1" office:value-type="string">
            <text:p text:style-name="P8"><text:span text:style-name="T10">Организация</text:span>:</text:p>
          </table:table-cell>
          <table:table-cell table:style-name="Таблица4.B1" office:value-type="string">
            <text:p text:style-name="P26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04060981984">
          <table:table-cell table:style-name="Таблица4.A1" office:value-type="string">
            <text:p text:style-name="P8">Местоположение:</text:p>
          </table:table-cell>
          <table:table-cell table:style-name="Таблица4.B1" office:value-type="string">
            <text:p text:style-name="P22">София, България</text:p>
          </table:table-cell>
        </table:table-row>
        <table:table-row table:style-name="TableLine2504060982256">
          <table:table-cell table:style-name="Таблица4.A1" office:value-type="string">
            <text:p text:style-name="P8">Размер на екипа:</text:p>
          </table:table-cell>
          <table:table-cell table:style-name="Таблица4.B1" office:value-type="string">
            <text:p text:style-name="P23"><text:span text:style-name="T57">5</text:span><text:span text:style-name="T52">–</text:span><text:span text:style-name="T92">1</text:span><text:span text:style-name="T57">0</text:span> <text:span text:style-name="T57">човека</text:span></text:p>
          </table:table-cell>
        </table:table-row>
        <table:table-row table:style-name="TableLine2504060982528">
          <table:table-cell table:style-name="Таблица4.A1" office:value-type="string">
            <text:p text:style-name="P8">Задължения:</text:p>
          </table:table-cell>
          <table:table-cell table:style-name="Таблица4.B1" office:value-type="string">
            <text:p text:style-name="P41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.</text:p>
          </table:table-cell>
        </table:table-row>
      </table:table>
      <text:h text:style-name="P82" text:outline-level="3"><text:bookmark-start text:name="Codix-TL"/><text:span text:style-name="T31">Януари</text:span><text:span text:style-name="T32"> 2008 – </text:span><text:bookmark-end text:name="Codix-TL"/><text:span text:style-name="T39">Юли 2020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504060986064">
          <table:table-cell table:style-name="Таблица3.A1" office:value-type="string">
            <text:p text:style-name="P8">Длъжност:</text:p>
          </table:table-cell>
          <table:table-cell table:style-name="Таблица3.B1" office:value-type="string">
            <text:p text:style-name="P18">Ръководител екип <text:span text:style-name="T86">софтуерна разработка</text:span></text:p>
          </table:table-cell>
        </table:table-row>
        <table:table-row table:style-name="TableLine2504061004832">
          <table:table-cell table:style-name="Таблица3.A1" office:value-type="string">
            <text:p text:style-name="P8"><text:span text:style-name="T10">Организация</text:span>:</text:p>
          </table:table-cell>
          <table:table-cell table:style-name="Таблица3.B1" office:value-type="string">
            <text:p text:style-name="P26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04060998576">
          <table:table-cell table:style-name="Таблица3.A1" office:value-type="string">
            <text:p text:style-name="P8">Местоположение:</text:p>
          </table:table-cell>
          <table:table-cell table:style-name="Таблица3.B1" office:value-type="string">
            <text:p text:style-name="P22">София, България</text:p>
          </table:table-cell>
        </table:table-row>
        <table:table-row table:style-name="TableLine2504060998032">
          <table:table-cell table:style-name="Таблица3.A1" office:value-type="string">
            <text:p text:style-name="P8">Размер на екипа:</text:p>
          </table:table-cell>
          <table:table-cell table:style-name="Таблица3.B1" office:value-type="string">
            <text:p text:style-name="P23"><text:span text:style-name="T57">15–20</text:span> <text:span text:style-name="T57">човека</text:span></text:p>
          </table:table-cell>
        </table:table-row>
        <table:table-row table:style-name="TableLine2504060999392">
          <table:table-cell table:style-name="Таблица3.A1" office:value-type="string">
            <text:p text:style-name="P8">Задължения:</text:p>
          </table:table-cell>
          <table:table-cell table:style-name="Таблица3.B1" office:value-type="string">
            <text:p text:style-name="P41">Управление на виртуален екип от разработчици с експертиза в специфична сфера, разпределени в три различни географски местоположения.</text:p>
          </table:table-cell>
        </table:table-row>
      </table:table>
      <text:h text:style-name="P76" text:outline-level="3"><text:bookmark-start text:name="Codix-CSQL"/>Декември 2006 – <text:span text:style-name="T57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504060996672">
          <table:table-cell table:style-name="Таблица2.A1" office:value-type="string">
            <text:p text:style-name="P4">Длъжност:</text:p>
          </table:table-cell>
          <table:table-cell table:style-name="Таблица2.B1" office:value-type="string">
            <text:p text:style-name="P20">Софтуерен разработчик</text:p>
          </table:table-cell>
        </table:table-row>
        <table:table-row table:style-name="TableLine2504060996944">
          <table:table-cell table:style-name="Таблица2.A1" office:value-type="string">
            <text:p text:style-name="P4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04060997488">
          <table:table-cell table:style-name="Таблица2.A1" office:value-type="string">
            <text:p text:style-name="P4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 table:style-name="TableLine2504061004560">
          <table:table-cell table:style-name="Таблица2.A1" office:value-type="string">
            <text:p text:style-name="P4">Размер на екипа:</text:p>
          </table:table-cell>
          <table:table-cell table:style-name="Таблица2.B1" office:value-type="string">
            <text:p text:style-name="P23">5<text:span text:style-name="T88">–</text:span>10 <text:span text:style-name="T58">човека</text:span></text:p>
          </table:table-cell>
        </table:table-row>
        <text:soft-page-break/>
        <table:table-row table:style-name="TableLine2504061001296">
          <table:table-cell table:style-name="Таблица2.A1" office:value-type="string">
            <text:p text:style-name="P4">Задължения:</text:p>
          </table:table-cell>
          <table:table-cell table:style-name="Таблица2.B1" office:value-type="string">
            <text:p text:style-name="P38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.</text:span></text:p>
          </table:table-cell>
        </table:table-row>
      </table:table>
      <text:h text:style-name="P68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504061001840">
          <table:table-cell table:style-name="Таблица1.A1" office:value-type="string">
            <text:p text:style-name="P4">Длъжност:</text:p>
          </table:table-cell>
          <table:table-cell table:style-name="Таблица1.B1" office:value-type="string">
            <text:p text:style-name="P17">Старши <text:span text:style-name="T87">п</text:span>рограмист</text:p>
          </table:table-cell>
        </table:table-row>
        <table:table-row table:style-name="TableLine2504061005648">
          <table:table-cell table:style-name="Таблица1.A1" office:value-type="string">
            <text:p text:style-name="P4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 table:style-name="TableLine2504060994224">
          <table:table-cell table:style-name="Таблица1.A1" office:value-type="string">
            <text:p text:style-name="P4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 table:style-name="TableLine2504060996400">
          <table:table-cell table:style-name="Таблица1.A1" office:value-type="string">
            <text:p text:style-name="P4">Размер на екипа:</text:p>
          </table:table-cell>
          <table:table-cell table:style-name="Таблица1.B1" office:value-type="string">
            <text:p text:style-name="P2">15 <text:span text:style-name="T58">човека</text:span></text:p>
          </table:table-cell>
        </table:table-row>
        <table:table-row table:style-name="TableLine2504060995312">
          <table:table-cell table:style-name="Таблица1.A1" office:value-type="string">
            <text:p text:style-name="P4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80" text:outline-level="3"><text:bookmark text:name="OBS"/><text:span text:style-name="T11">Юли 2003 – </text:span><text:span text:style-name="T36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 table:style-name="TableLine2504060998304">
          <table:table-cell table:style-name="EmploymentHistory3.A1" office:value-type="string">
            <text:p text:style-name="P4">Длъжност:</text:p>
          </table:table-cell>
          <table:table-cell table:style-name="EmploymentHistory3.B1" office:value-type="string">
            <text:p text:style-name="P17">Програмист</text:p>
          </table:table-cell>
        </table:table-row>
        <table:table-row table:style-name="TableLine2504060999664">
          <table:table-cell table:style-name="EmploymentHistory3.A1" office:value-type="string">
            <text:p text:style-name="P4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 table:style-name="TableLine2504060996128">
          <table:table-cell table:style-name="EmploymentHistory3.A1" office:value-type="string">
            <text:p text:style-name="P4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 table:style-name="TableLine2504060999936">
          <table:table-cell table:style-name="EmploymentHistory3.A1" office:value-type="string">
            <text:p text:style-name="P4">Размер на екипа:</text:p>
          </table:table-cell>
          <table:table-cell table:style-name="EmploymentHistory3.B1" office:value-type="string">
            <text:p text:style-name="P23">5<text:span text:style-name="T88">–</text:span>20 <text:span text:style-name="T58">човека</text:span></text:p>
          </table:table-cell>
        </table:table-row>
        <table:table-row table:style-name="TableLine2504061000208">
          <table:table-cell table:style-name="EmploymentHistory3.A1" office:value-type="string">
            <text:p text:style-name="P4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77" text:outline-level="3"><text:bookmark text:name="Xpeqt"/>Май 2002 <text:span text:style-name="T88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 table:style-name="TableLine2504060999120">
          <table:table-cell table:style-name="EmploymentHistory2.A1" office:value-type="string">
            <text:p text:style-name="P4">Длъжност:</text:p>
          </table:table-cell>
          <table:table-cell table:style-name="EmploymentHistory2.B1" office:value-type="string">
            <text:p text:style-name="P17">Програмист на C/C++</text:p>
          </table:table-cell>
        </table:table-row>
        <table:table-row table:style-name="TableLine2504060995584">
          <table:table-cell table:style-name="EmploymentHistory2.A1" office:value-type="string">
            <text:p text:style-name="P4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504061001024">
          <table:table-cell table:style-name="EmploymentHistory2.A1" office:value-type="string">
            <text:p text:style-name="P4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 table:style-name="TableLine2504061005104">
          <table:table-cell table:style-name="EmploymentHistory2.A1" office:value-type="string">
            <text:p text:style-name="P4">Размер на екипа:</text:p>
          </table:table-cell>
          <table:table-cell table:style-name="EmploymentHistory2.B1" office:value-type="string">
            <text:p text:style-name="P23">5 <text:span text:style-name="T59">човека</text:span></text:p>
          </table:table-cell>
        </table:table-row>
        <table:table-row table:style-name="TableLine2504061005376">
          <table:table-cell table:style-name="EmploymentHistory2.A1" office:value-type="string">
            <text:p text:style-name="P4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 устройства.</text:span></text:p>
          </table:table-cell>
        </table:table-row>
        <table:table-row table:style-name="TableLine2504060993952">
          <table:table-cell table:style-name="EmploymentHistory2.A1" office:value-type="string">
            <text:p text:style-name="P4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83" text:outline-level="3"><text:span text:style-name="T37">Април</text:span><text:span text:style-name="T11"> 2001 </text:span><text:span text:style-name="T51">–</text:span><text:span text:style-name="T11"> </text:span><text:span text:style-name="T37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 table:style-name="TableLine2504061000752">
          <table:table-cell table:style-name="Table1.A1" office:value-type="string">
            <text:p text:style-name="P4">Длъжност:</text:p>
          </table:table-cell>
          <table:table-cell table:style-name="Table1.B1" office:value-type="string">
            <text:p text:style-name="P17">Технически сътрудник</text:p>
          </table:table-cell>
        </table:table-row>
        <table:table-row table:style-name="TableLine2504060994496">
          <table:table-cell table:style-name="Table1.A1" office:value-type="string">
            <text:p text:style-name="P4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504061005920">
          <table:table-cell table:style-name="Table1.A1" office:value-type="string">
            <text:p text:style-name="P4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 table:style-name="TableLine2504061003200">
          <table:table-cell table:style-name="Table1.A1" office:value-type="string">
            <text:p text:style-name="P4">Размер на екипа:</text:p>
          </table:table-cell>
          <table:table-cell table:style-name="Table1.B1" office:value-type="string">
            <text:p text:style-name="P2">8 <text:span text:style-name="T59">човека</text:span></text:p>
          </table:table-cell>
        </table:table-row>
        <table:table-row table:style-name="TableLine2504060993136">
          <table:table-cell table:style-name="Table1.A1" office:value-type="string">
            <text:p text:style-name="P4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80" text:outline-level="3"><text:span text:style-name="T83">С</text:span><text:span text:style-name="T84">ептември</text:span> 200<text:span text:style-name="T82">0</text:span> <text:span text:style-name="T88">–</text:span> <text:span text:style-name="T83">Я</text:span><text:span text:style-name="T84">нуари</text:span> 200<text:span text:style-name="T82">1</text:span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504060993408">
          <table:table-cell table:style-name="Таблица6.A1" office:value-type="string">
            <text:p text:style-name="P9">Длъжност:</text:p>
          </table:table-cell>
          <table:table-cell table:style-name="Таблица6.B1" office:value-type="string">
            <text:p text:style-name="P21">Системен администратор</text:p>
          </table:table-cell>
        </table:table-row>
        <table:table-row table:style-name="TableLine2504060946896">
          <table:table-cell table:style-name="Таблица6.A1" office:value-type="string">
            <text:p text:style-name="P9"><text:span text:style-name="T10">Организация</text:span>:</text:p>
          </table:table-cell>
          <table:table-cell table:style-name="Таблица6.B1" office:value-type="string">
            <text:p text:style-name="P28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504060956416">
          <table:table-cell table:style-name="Таблица6.A1" office:value-type="string">
            <text:p text:style-name="P9">Местоположение:</text:p>
          </table:table-cell>
          <table:table-cell table:style-name="Таблица6.B1" office:value-type="string">
            <text:p text:style-name="P24">София, България</text:p>
          </table:table-cell>
        </table:table-row>
        <table:table-row table:style-name="TableLine2504060956688">
          <table:table-cell table:style-name="Таблица6.A1" office:value-type="string">
            <text:p text:style-name="P9">Размер на екипа:</text:p>
          </table:table-cell>
          <table:table-cell table:style-name="Таблица6.B1" office:value-type="string">
            <text:p text:style-name="P24"><text:span text:style-name="T85">5</text:span> <text:span text:style-name="T59">човека</text:span></text:p>
          </table:table-cell>
        </table:table-row>
        <table:table-row table:style-name="TableLine2504060942000">
          <table:table-cell table:style-name="Таблица6.A1" office:value-type="string">
            <text:p text:style-name="P9">Задължения:</text:p>
          </table:table-cell>
          <table:table-cell table:style-name="Таблица6.B1" office:value-type="string">
            <text:p text:style-name="P24">Администрация на Windows компютри (PC) и принтери в локална мрежа (LAN).</text:p>
          </table:table-cell>
        </table:table-row>
      </table:table>
      <text:h text:style-name="P66" text:outline-level="2"><text:soft-page-break/>Примерни проекти<text:tab/></text:h>
      <text:h text:style-name="P84" text:outline-level="3"><text:span text:style-name="T40">Януари</text:span><text:span text:style-name="T28"> 201</text:span><text:span text:style-name="T29">8</text:span><text:span text:style-name="T28"> – </text:span><text:span text:style-name="T40">Юли</text:span><text:span text:style-name="T28"> 20</text:span><text:span text:style-name="T29">20</text:span></text:h>
      <table:table table:name="Таблица10" table:style-name="Таблица10">
        <table:table-column table:style-name="Таблица10.A"/>
        <table:table-column table:style-name="Таблица10.B"/>
        <table:table-row table:style-name="TableLine2504304239120">
          <table:table-cell table:style-name="Таблица10.A1" office:value-type="string">
            <text:p text:style-name="P86"><text:span text:style-name="T62">Име</text:span>:</text:p>
          </table:table-cell>
          <table:table-cell table:style-name="Таблица10.B1" office:value-type="string">
            <text:p text:style-name="P90"><text:span text:style-name="Strong_20_Emphasis"><text:span text:style-name="T61">Система за Управление на Предупреждения в Кода (CAMS)</text:span></text:span></text:p>
          </table:table-cell>
        </table:table-row>
        <table:table-row table:style-name="TableLine2504304255984">
          <table:table-cell table:style-name="Таблица10.A1" office:value-type="string">
            <text:p text:style-name="P86"><text:span text:style-name="T63">Описание</text:span>:</text:p>
          </table:table-cell>
          <table:table-cell table:style-name="Таблица10.B1" office:value-type="string">
            <text:p text:style-name="P87">CAMS анализира журналите от изграждането на софтуера и проверката му с инструменти за статичен анализ, отсява и записва всички грешки и предупреждения, създава автоматично задачи за тях и ги назначава директно към съответния разработчик въз основа на информацията от системата за контрол на версии. Системата позволява класификация и придвижване с предимство на проблемите свързани със сигурността на софтуера. Внедряването на системата подобри качеството на софтуера и сведе до минимум времето за установяване на проблемите в кода и решаването им.</text:p>
          </table:table-cell>
        </table:table-row>
        <table:table-row table:style-name="TableLine2504304253264">
          <table:table-cell table:style-name="Таблица10.A1" office:value-type="string">
            <text:p text:style-name="P86"><text:span text:style-name="T63">Продължителност</text:span>:</text:p>
          </table:table-cell>
          <table:table-cell table:style-name="Таблица10.B1" office:value-type="string">
            <text:p text:style-name="P87">2 години и половина</text:p>
          </table:table-cell>
        </table:table-row>
        <table:table-row table:style-name="TableLine2504304249456">
          <table:table-cell table:style-name="Таблица10.A1" office:value-type="string">
            <text:p text:style-name="P86"><text:span text:style-name="T63">Използвани технологии</text:span>:</text:p>
          </table:table-cell>
          <table:table-cell table:style-name="Таблица10.B1" office:value-type="string">
            <text:p text:style-name="P89"><text:span text:style-name="Default_20_Paragraph_20_Font"><text:span text:style-name="T14">Linux, MySQL, PHP, Perl, Subversion</text:span></text:span></text:p>
          </table:table-cell>
        </table:table-row>
        <table:table-row table:style-name="TableLine2504304241296">
          <table:table-cell table:style-name="Таблица10.A1" office:value-type="string">
            <text:p text:style-name="P86"><text:span text:style-name="T67">Длъжност</text:span>:</text:p>
          </table:table-cell>
          <table:table-cell table:style-name="Таблица10.B1" office:value-type="string">
            <text:p text:style-name="P88"><text:span text:style-name="T104">Системен архитект</text:span>, Управител на проект</text:p>
          </table:table-cell>
        </table:table-row>
        <table:table-row table:style-name="TableLine2504304256256">
          <table:table-cell table:style-name="Таблица10.A1" office:value-type="string">
            <text:p text:style-name="P86"><text:span text:style-name="T63">Размер на екипа</text:span>:</text:p>
          </table:table-cell>
          <table:table-cell table:style-name="Таблица10.B1" office:value-type="string">
            <text:p text:style-name="P88">5<text:span text:style-name="T88">–</text:span>10 <text:span text:style-name="T63">човека</text:span></text:p>
          </table:table-cell>
        </table:table-row>
        <table:table-row table:style-name="TableLine2504304241568">
          <table:table-cell table:style-name="Таблица10.A1" office:value-type="string">
            <text:p text:style-name="P86"><text:span text:style-name="T63">Организация</text:span>:</text:p>
          </table:table-cell>
          <table:table-cell table:style-name="Таблица10.B1" office:value-type="string">
            <text:p text:style-name="P90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able:table-row table:style-name="TableLine2504304245376">
          <table:table-cell table:style-name="Таблица10.A1" office:value-type="string">
            <text:p text:style-name="P86">Описание на организацията:</text:p>
          </table:table-cell>
          <table:table-cell table:style-name="Таблица10.B1" office:value-type="string">
            <text:p text:style-name="P87">CODIX е софтуерната компания зад iMX – системата за събит<text:span text:style-name="T64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78" text:outline-level="3"><text:span text:style-name="T62">Април</text:span> 2011 – <text:span text:style-name="T62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504060946080">
          <table:table-cell table:style-name="Таблица15.A1" office:value-type="string">
            <text:p text:style-name="P43"><text:span text:style-name="T62">Име</text:span>:</text:p>
          </table:table-cell>
          <table:table-cell table:style-name="Таблица15.B1" office:value-type="string">
            <text:p text:style-name="P53"><text:span text:style-name="Strong_20_Emphasis"><text:span text:style-name="T61">Система за Управление на Модификации, Пачове и Инсталации (MMPI)</text:span></text:span></text:p>
          </table:table-cell>
        </table:table-row>
        <table:table-row table:style-name="TableLine2504060949888">
          <table:table-cell table:style-name="Таблица15.A1" office:value-type="string">
            <text:p text:style-name="P43"><text:span text:style-name="T63">Описание</text:span>:</text:p>
          </table:table-cell>
          <table:table-cell table:style-name="Таблица15.B1" office:value-type="string">
            <text:p text:style-name="P45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 table:style-name="TableLine2504060947168">
          <table:table-cell table:style-name="Таблица15.A1" office:value-type="string">
            <text:p text:style-name="P43"><text:span text:style-name="T63">Продължителност</text:span>:</text:p>
          </table:table-cell>
          <table:table-cell table:style-name="Таблица15.B1" office:value-type="string">
            <text:p text:style-name="P45">4 <text:span text:style-name="T63">години и 3 месеца</text:span></text:p>
          </table:table-cell>
        </table:table-row>
        <table:table-row table:style-name="TableLine2504060942272">
          <table:table-cell table:style-name="Таблица15.A1" office:value-type="string">
            <text:p text:style-name="P43"><text:span text:style-name="T63">Използвани технологии</text:span>:</text:p>
          </table:table-cell>
          <table:table-cell table:style-name="Таблица15.B1" office:value-type="string">
            <text:p text:style-name="P51"><text:span text:style-name="Default_20_Paragraph_20_Font"><text:span text:style-name="T14">Linux, MySQL, Perl, </text:span></text:span><text:span text:style-name="Default_20_Paragraph_20_Font"><text:span text:style-name="T30">S</text:span></text:span><text:span text:style-name="Default_20_Paragraph_20_Font"><text:span text:style-name="T49">ubversion</text:span></text:span></text:p>
          </table:table-cell>
        </table:table-row>
        <table:table-row table:style-name="TableLine2504060944720">
          <table:table-cell table:style-name="Таблица15.A1" office:value-type="string">
            <text:p text:style-name="P43"><text:span text:style-name="T67">Длъжност</text:span>:</text:p>
          </table:table-cell>
          <table:table-cell table:style-name="Таблица15.B1" office:value-type="string">
            <text:p text:style-name="P47">Проектант на база данни, Управител на проект</text:p>
          </table:table-cell>
        </table:table-row>
        <table:table-row table:style-name="TableLine2504060947984">
          <table:table-cell table:style-name="Таблица15.A1" office:value-type="string">
            <text:p text:style-name="P43"><text:span text:style-name="T63">Размер на екипа</text:span>:</text:p>
          </table:table-cell>
          <table:table-cell table:style-name="Таблица15.B1" office:value-type="string">
            <text:p text:style-name="P48">5<text:span text:style-name="T88">–</text:span>10 <text:span text:style-name="T63">човека</text:span></text:p>
          </table:table-cell>
        </table:table-row>
        <table:table-row table:style-name="TableLine2504060952608">
          <table:table-cell table:style-name="Таблица15.A1" office:value-type="string">
            <text:p text:style-name="P43"><text:span text:style-name="T63">Организация</text:span>:</text:p>
          </table:table-cell>
          <table:table-cell table:style-name="Таблица15.B1" office:value-type="string">
            <text:p text:style-name="P53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able:table-row table:style-name="TableLine2504060955056">
          <table:table-cell table:style-name="Таблица15.A1" office:value-type="string">
            <text:p text:style-name="P43">Описание на организацията:</text:p>
          </table:table-cell>
          <table:table-cell table:style-name="Таблица15.B1" office:value-type="string">
            <text:p text:style-name="P45">CODIX е софтуерната компания зад iMX – системата за събит<text:span text:style-name="T64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79" text:outline-level="3"/>
      <text:h text:style-name="P85" text:outline-level="3"><text:bookmark text:name="EP-12"/>Юни 2002 <text:span text:style-name="T88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 table:style-name="TableLine2504060948528">
          <table:table-cell table:style-name="SampleProjects1.A1" office:value-type="string">
            <text:p text:style-name="P4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 table:style-name="TableLine2504060950432">
          <table:table-cell table:style-name="SampleProjects1.A1" office:value-type="string">
            <text:p text:style-name="P4">Описание:</text:p>
          </table:table-cell>
          <table:table-cell table:style-name="SampleProjects1.B1" office:value-type="string">
            <text:p text:style-name="P2">EP-12 е И<text:span text:style-name="T60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 table:style-name="TableLine2504060951792">
          <table:table-cell table:style-name="SampleProjects1.A1" office:value-type="string">
            <text:p text:style-name="P4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 table:style-name="TableLine2504060945536">
          <table:table-cell table:style-name="SampleProjects1.A1" office:value-type="string">
            <text:p text:style-name="P4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2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, C/C++</text:span></text:p>
          </table:table-cell>
        </table:table-row>
        <table:table-row table:style-name="TableLine2504060949072">
          <table:table-cell table:style-name="SampleProjects1.A1" office:value-type="string">
            <text:p text:style-name="P4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 table:style-name="TableLine2504060948800">
          <table:table-cell table:style-name="SampleProjects1.A1" office:value-type="string">
            <text:p text:style-name="P4">Размер на екипа:</text:p>
          </table:table-cell>
          <table:table-cell table:style-name="SampleProjects1.B1" office:value-type="string">
            <text:p text:style-name="P2">около 25 <text:span text:style-name="T69">човека</text:span></text:p>
          </table:table-cell>
        </table:table-row>
        <table:table-row table:style-name="TableLine2504060950704">
          <table:table-cell table:style-name="SampleProjects1.A1" office:value-type="string">
            <text:p text:style-name="P4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504060943904">
          <table:table-cell table:style-name="SampleProjects1.A1" office:value-type="string">
            <text:p text:style-name="P4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80" text:outline-level="3">Март 200<text:span text:style-name="T80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504060949344">
          <table:table-cell table:style-name="Таблица11.A1" office:value-type="string">
            <text:p text:style-name="P44"><text:span text:style-name="T65">Име</text:span>:</text:p>
          </table:table-cell>
          <table:table-cell table:style-name="Таблица11.B1" office:value-type="string">
            <text:p text:style-name="P39"><text:a xlink:type="simple" xlink:href="https://sotirov-bg.net/slackpack/" text:style-name="Internet_20_link" text:visited-style-name="Visited_20_Internet_20_Link"><text:span text:style-name="Internet_20_link"><text:span text:style-name="T8">SlackPack</text:span></text:span></text:a></text:p>
          </table:table-cell>
        </table:table-row>
        <table:table-row table:style-name="TableLine2504060951248">
          <table:table-cell table:style-name="Таблица11.A1" office:value-type="string">
            <text:p text:style-name="P44"><text:span text:style-name="T65">Описание</text:span>:</text:p>
          </table:table-cell>
          <table:table-cell table:style-name="Таблица11.B1" office:value-type="string">
            <text:p text:style-name="P40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 table:style-name="TableLine2504060953696">
          <table:table-cell table:style-name="Таблица11.A1" office:value-type="string">
            <text:p text:style-name="P44"><text:span text:style-name="T65">Продължителност</text:span>:</text:p>
          </table:table-cell>
          <table:table-cell table:style-name="Таблица11.B1" office:value-type="string">
            <text:p text:style-name="P46"><text:span text:style-name="T80">Повече от </text:span>1<text:span text:style-name="T71">5</text:span> <text:span text:style-name="T65">години</text:span></text:p>
          </table:table-cell>
        </table:table-row>
        <table:table-row table:style-name="TableLine2504060952064">
          <table:table-cell table:style-name="Таблица11.A1" office:value-type="string">
            <text:p text:style-name="P44"><text:span text:style-name="T65">Използвани технологии</text:span>:</text:p>
          </table:table-cell>
          <table:table-cell table:style-name="Таблица11.B1" office:value-type="string">
            <text:p text:style-name="P52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 table:style-name="TableLine2504060944176">
          <table:table-cell table:style-name="Таблица11.A1" office:value-type="string">
            <text:p text:style-name="P44"><text:span text:style-name="T68">Длъжност</text:span>:</text:p>
          </table:table-cell>
          <table:table-cell table:style-name="Таблица11.B1" office:value-type="string">
            <text:p text:style-name="P46">Проектант на база данни, Софтуерен разработчик и Системен Администратор</text:p>
          </table:table-cell>
        </table:table-row>
        <table:table-row table:style-name="TableLine2504060951520">
          <table:table-cell table:style-name="Таблица11.A1" office:value-type="string">
            <text:p text:style-name="P44"><text:span text:style-name="T65">Размер на екипа</text:span>:</text:p>
          </table:table-cell>
          <table:table-cell table:style-name="Таблица11.B1" office:value-type="string">
            <text:p text:style-name="P49">Един човек</text:p>
          </table:table-cell>
        </table:table-row>
        <table:table-row table:style-name="TableLine2504060949616">
          <table:table-cell table:style-name="Таблица11.A1" office:value-type="string">
            <text:p text:style-name="P44"><text:span text:style-name="T65">Организация</text:span>:</text:p>
          </table:table-cell>
          <table:table-cell table:style-name="Таблица11.B1" office:value-type="string">
            <text:p text:style-name="P50">Личен проект</text:p>
          </table:table-cell>
        </table:table-row>
      </table:table>
      <text:p text:style-name="P61"/>
      <text:p text:style-name="P36"><text:span text:style-name="Citation"><text:span text:style-name="T19">Виж съ</text:span></text:span><text:span text:style-name="Citation"><text:span text:style-name="T20">що </text:span></text:span><text:span text:style-name="Citation"><text:span text:style-name="T47">п</text:span></text:span><text:span text:style-name="Citation"><text:span text:style-name="T22">рофилите ми в</text:span></text:span><text:span text:style-name="Citation"><text:span text:style-name="T19"> </text:span></text:span><text:a xlink:type="simple" xlink:href="https://github.com/gdsotirov" text:style-name="Internet_20_link" text:visited-style-name="Visited_20_Internet_20_Link"><text:span text:style-name="Internet_20_link"><text:span text:style-name="T21">GitHub</text:span></text:span></text:a><text:span text:style-name="Citation"><text:span text:style-name="T19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9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9"> </text:span></text:span><text:span text:style-name="Citation"><text:span text:style-name="T20">и</text:span></text:span><text:span text:style-name="Citation"><text:span text:style-name="T1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1">.</text:span></text:span></text:p>
      <text:h text:style-name="P65" text:outline-level="2">Препоръки<text:tab/></text:h>
      <text:p text:style-name="P62"><text:span text:style-name="T7">Забележка</text:span><text:span text:style-name="T1">: Препоръки се предоставят при поискване.</text:span></text:p>
      <text:p text:style-name="P60"/>
      <text:p text:style-name="P60"/>
      <text:p text:style-name="P60"/>
      <text:p text:style-name="P59">Последна промяна: <text:date style:data-style-name="N36" text:date-value="2021-01-10T12:22:44.760999823">10.01.2021 г.</text:date></text:p>
      <text:p text:style-name="Standard"><text:span text:style-name="T42">Най-пълна и текуща версия на документа м</text:span><text:span text:style-name="T43">оже да бъде намерена</text:span><text:span text:style-name="T42"> на</text:span><text:span text:style-name="T41"> </text:span><text:a xlink:type="simple" xlink:href="http://sotirov-bg.net/~gsotirov/cv/" text:style-name="Internet_20_link" text:visited-style-name="Visited_20_Internet_20_Link"><text:span text:style-name="Internet_20_link"><text:span text:style-name="T81">http://sotirov-bg.net/~gsotirov/cv/</text:span></text:span></text:a></text:p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4</text:page-number><text:s/>от <text:page-count>6</text:page-count></text:p>
      </style:footer>
      <style:footer-first>
        <text:p text:style-name="MP1"><text:span text:style-name="MT3">Страница </text:span><text:page-number text:select-page="current">1</text:page-number><text:s/>от <text:page-count>6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Georgi Sotirov</meta:initial-creator>
    <meta:creation-date>2005-08-28T16:46:32</meta:creation-date>
    <dc:date>2021-01-10T12:22:43.622000000</dc:date>
    <dc:language>bg-BG</dc:language>
    <meta:editing-cycles>226</meta:editing-cycles>
    <meta:editing-duration>PT5H46M32S</meta:editing-duration>
    <meta:document-statistic meta:table-count="21" meta:image-count="0" meta:object-count="0" meta:page-count="6" meta:paragraph-count="289" meta:word-count="1136" meta:character-count="8296" meta:non-whitespace-character-count="7425"/>
    <meta:user-defined meta:name="Info 1"/>
    <meta:user-defined meta:name="Info 2"/>
    <meta:user-defined meta:name="Info 3"/>
    <meta:user-defined meta:name="Info 4"/>
  </office:meta>
</office:document-meta>
</file>